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correlation is measure of linear dependence only, remember this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herefore even if w is a deterministic function of x, w(x), the corr is almost 0, because the relationship is not linear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rrelation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rr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rr</text:p>
          </table:table-cell>
          <table:table-cell table:number-columns-repeated="3"/>
          <table:table-cell table:formula="of:=RAND()" office:value-type="float" office:value="0.242585773579776" calcext:value-type="float">
            <text:p>0.2425857736</text:p>
          </table:table-cell>
          <table:table-cell table:formula="of:=[.P5]*20" office:value-type="float" office:value="4.85171547159553" calcext:value-type="float">
            <text:p>4.8517154716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CORREL([.D6:.D52];[.E6:.E52])" office:value-type="float" office:value="1" calcext:value-type="float">
            <text:p>1</text:p>
          </table:table-cell>
          <table:table-cell/>
          <table:table-cell table:formula="of:=-6" office:value-type="float" office:value="-6" calcext:value-type="float">
            <text:p>-6</text:p>
          </table:table-cell>
          <table:table-cell table:formula="of:=CORREL([.D6:.D52];[.H6:.H52])" office:value-type="float" office:value="-1" calcext:value-type="float">
            <text:p>-1</text:p>
          </table:table-cell>
          <table:table-cell/>
          <table:table-cell office:value-type="float" office:value="-6" calcext:value-type="float">
            <text:p>-6</text:p>
          </table:table-cell>
          <table:table-cell table:formula="of:=CORREL([.D6:.D52];[.K6:.K52])" office:value-type="float" office:value="-0.133481757483567" calcext:value-type="float">
            <text:p>-0.1334817575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479758289624165" calcext:value-type="float">
            <text:p>0.4797582896</text:p>
          </table:table-cell>
          <table:table-cell table:formula="of:=[.E6]+([.D7]-[.D6])" office:value-type="float" office:value="-1.52024171037584" calcext:value-type="float">
            <text:p>-1.5202417104</text:p>
          </table:table-cell>
          <table:table-cell table:number-columns-repeated="2"/>
          <table:table-cell table:formula="of:=[.H6]-([.D7]-[.D6])" office:value-type="float" office:value="-5.47975828962417" calcext:value-type="float">
            <text:p>-5.4797582896</text:p>
          </table:table-cell>
          <table:table-cell table:number-columns-repeated="2"/>
          <table:table-cell table:formula="of:=[.K6]+[.M7]*([.D7]-[.D6])" office:value-type="float" office:value="-5.47975828962417" calcext:value-type="float">
            <text:p>-5.4797582896</text:p>
          </table:table-cell>
          <table:table-cell/>
          <table:table-cell table:formula="of:=[.M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4773663383295" calcext:value-type="float">
            <text:p>-0.4773663383</text:p>
          </table:table-cell>
          <table:table-cell table:formula="of:=[.E7]+([.D8]-[.D7])" office:value-type="float" office:value="-2.4773663383295" calcext:value-type="float">
            <text:p>-2.4773663383</text:p>
          </table:table-cell>
          <table:table-cell table:number-columns-repeated="2"/>
          <table:table-cell table:formula="of:=[.H7]-([.D8]-[.D7])" office:value-type="float" office:value="-4.5226336616705" calcext:value-type="float">
            <text:p>-4.5226336617</text:p>
          </table:table-cell>
          <table:table-cell table:number-columns-repeated="2"/>
          <table:table-cell table:formula="of:=[.K7]+[.M8]*([.D8]-[.D7])" office:value-type="float" office:value="-6.43688291757783" calcext:value-type="float">
            <text:p>-6.4368829176</text:p>
          </table:table-cell>
          <table:table-cell/>
          <table:table-cell table:formula="of:=[.M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1.58244213494265" calcext:value-type="float">
            <text:p>-1.5824421349</text:p>
          </table:table-cell>
          <table:table-cell table:formula="of:=[.E8]+([.D9]-[.D8])" office:value-type="float" office:value="-3.58244213494265" calcext:value-type="float">
            <text:p>-3.5824421349</text:p>
          </table:table-cell>
          <table:table-cell table:number-columns-repeated="2"/>
          <table:table-cell table:formula="of:=[.H8]-([.D9]-[.D8])" office:value-type="float" office:value="-3.41755786505735" calcext:value-type="float">
            <text:p>-3.4175578651</text:p>
          </table:table-cell>
          <table:table-cell table:number-columns-repeated="2"/>
          <table:table-cell table:formula="of:=[.K8]+[.M9]*([.D9]-[.D8])" office:value-type="float" office:value="-5.33180712096468" calcext:value-type="float">
            <text:p>-5.331807121</text:p>
          </table:table-cell>
          <table:table-cell/>
          <table:table-cell table:formula="of:=[.M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246598345100942" calcext:value-type="float">
            <text:p>-0.2465983451</text:p>
          </table:table-cell>
          <table:table-cell table:formula="of:=[.E9]+([.D10]-[.D9])" office:value-type="float" office:value="-2.24659834510094" calcext:value-type="float">
            <text:p>-2.2465983451</text:p>
          </table:table-cell>
          <table:table-cell table:number-columns-repeated="2"/>
          <table:table-cell table:formula="of:=[.H9]-([.D10]-[.D9])" office:value-type="float" office:value="-4.75340165489906" calcext:value-type="float">
            <text:p>-4.7534016549</text:p>
          </table:table-cell>
          <table:table-cell table:number-columns-repeated="2"/>
          <table:table-cell table:formula="of:=[.K9]+[.M10]*([.D10]-[.D9])" office:value-type="float" office:value="-3.99596333112296" calcext:value-type="float">
            <text:p>-3.9959633311</text:p>
          </table:table-cell>
          <table:table-cell/>
          <table:table-cell table:formula="of:=[.M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532229492126039" calcext:value-type="float">
            <text:p>0.5322294921</text:p>
          </table:table-cell>
          <table:table-cell table:formula="of:=[.E10]+([.D11]-[.D10])" office:value-type="float" office:value="-1.46777050787396" calcext:value-type="float">
            <text:p>-1.4677705079</text:p>
          </table:table-cell>
          <table:table-cell table:number-columns-repeated="2"/>
          <table:table-cell table:formula="of:=[.H10]-([.D11]-[.D10])" office:value-type="float" office:value="-5.53222949212604" calcext:value-type="float">
            <text:p>-5.5322294921</text:p>
          </table:table-cell>
          <table:table-cell table:number-columns-repeated="2"/>
          <table:table-cell table:formula="of:=[.K10]+[.M11]*([.D11]-[.D10])" office:value-type="float" office:value="-4.77479116834995" calcext:value-type="float">
            <text:p>-4.7747911683</text:p>
          </table:table-cell>
          <table:table-cell/>
          <table:table-cell table:formula="of:=[.M1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725148088874604" calcext:value-type="float">
            <text:p>0.7251480889</text:p>
          </table:table-cell>
          <table:table-cell table:formula="of:=[.E11]+([.D12]-[.D11])" office:value-type="float" office:value="-1.2748519111254" calcext:value-type="float">
            <text:p>-1.2748519111</text:p>
          </table:table-cell>
          <table:table-cell table:number-columns-repeated="2"/>
          <table:table-cell table:formula="of:=[.H11]-([.D12]-[.D11])" office:value-type="float" office:value="-5.7251480888746" calcext:value-type="float">
            <text:p>-5.7251480889</text:p>
          </table:table-cell>
          <table:table-cell table:number-columns-repeated="2"/>
          <table:table-cell table:formula="of:=[.K11]+[.M12]*([.D12]-[.D11])" office:value-type="float" office:value="-4.58187257160138" calcext:value-type="float">
            <text:p>-4.5818725716</text:p>
          </table:table-cell>
          <table:table-cell/>
          <table:table-cell table:formula="of:=[.M11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1.23123899376255" calcext:value-type="float">
            <text:p>1.2312389938</text:p>
          </table:table-cell>
          <table:table-cell table:formula="of:=[.E12]+([.D13]-[.D12])" office:value-type="float" office:value="-0.768761006237449" calcext:value-type="float">
            <text:p>-0.7687610062</text:p>
          </table:table-cell>
          <table:table-cell table:number-columns-repeated="2"/>
          <table:table-cell table:formula="of:=[.H12]-([.D13]-[.D12])" office:value-type="float" office:value="-6.23123899376255" calcext:value-type="float">
            <text:p>-6.2312389938</text:p>
          </table:table-cell>
          <table:table-cell table:number-columns-repeated="2"/>
          <table:table-cell table:formula="of:=[.K12]+[.M13]*([.D13]-[.D12])" office:value-type="float" office:value="-5.08796347648933" calcext:value-type="float">
            <text:p>-5.0879634765</text:p>
          </table:table-cell>
          <table:table-cell/>
          <table:table-cell table:formula="of:=[.M12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1.07675161751766" calcext:value-type="float">
            <text:p>-1.0767516175</text:p>
          </table:table-cell>
          <table:table-cell table:formula="of:=[.E13]+([.D14]-[.D13])" office:value-type="float" office:value="-3.07675161751766" calcext:value-type="float">
            <text:p>-3.0767516175</text:p>
          </table:table-cell>
          <table:table-cell table:number-columns-repeated="2"/>
          <table:table-cell table:formula="of:=[.H13]-([.D14]-[.D13])" office:value-type="float" office:value="-3.92324838248234" calcext:value-type="float">
            <text:p>-3.9232483825</text:p>
          </table:table-cell>
          <table:table-cell table:number-columns-repeated="2"/>
          <table:table-cell table:formula="of:=[.K13]+[.M14]*([.D14]-[.D13])" office:value-type="float" office:value="-7.39595408776954" calcext:value-type="float">
            <text:p>-7.3959540878</text:p>
          </table:table-cell>
          <table:table-cell/>
          <table:table-cell table:formula="of:=[.M13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106523089551523" calcext:value-type="float">
            <text:p>-0.1065230896</text:p>
          </table:table-cell>
          <table:table-cell table:formula="of:=[.E14]+([.D15]-[.D14])" office:value-type="float" office:value="-2.10652308955152" calcext:value-type="float">
            <text:p>-2.1065230896</text:p>
          </table:table-cell>
          <table:table-cell table:number-columns-repeated="2"/>
          <table:table-cell table:formula="of:=[.H14]-([.D15]-[.D14])" office:value-type="float" office:value="-4.89347691044848" calcext:value-type="float">
            <text:p>-4.8934769104</text:p>
          </table:table-cell>
          <table:table-cell table:number-columns-repeated="2"/>
          <table:table-cell table:formula="of:=[.K14]+[.M15]*([.D15]-[.D14])" office:value-type="float" office:value="-8.36618261573568" calcext:value-type="float">
            <text:p>-8.3661826157</text:p>
          </table:table-cell>
          <table:table-cell/>
          <table:table-cell table:formula="of:=[.M14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320361248337842" calcext:value-type="float">
            <text:p>0.3203612483</text:p>
          </table:table-cell>
          <table:table-cell table:formula="of:=[.E15]+([.D16]-[.D15])" office:value-type="float" office:value="-1.67963875166216" calcext:value-type="float">
            <text:p>-1.6796387517</text:p>
          </table:table-cell>
          <table:table-cell table:number-columns-repeated="2"/>
          <table:table-cell table:formula="of:=[.H15]-([.D16]-[.D15])" office:value-type="float" office:value="-5.32036124833784" calcext:value-type="float">
            <text:p>-5.3203612483</text:p>
          </table:table-cell>
          <table:table-cell table:number-columns-repeated="2"/>
          <table:table-cell table:formula="of:=[.K15]+[.M16]*([.D16]-[.D15])" office:value-type="float" office:value="-7.93929827784631" calcext:value-type="float">
            <text:p>-7.9392982778</text:p>
          </table:table-cell>
          <table:table-cell/>
          <table:table-cell table:formula="of:=[.M15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615039074944939" calcext:value-type="float">
            <text:p>0.6150390749</text:p>
          </table:table-cell>
          <table:table-cell table:formula="of:=[.E16]+([.D17]-[.D16])" office:value-type="float" office:value="-1.38496092505506" calcext:value-type="float">
            <text:p>-1.3849609251</text:p>
          </table:table-cell>
          <table:table-cell table:number-columns-repeated="2"/>
          <table:table-cell table:formula="of:=[.H16]-([.D17]-[.D16])" office:value-type="float" office:value="-5.61503907494494" calcext:value-type="float">
            <text:p>-5.6150390749</text:p>
          </table:table-cell>
          <table:table-cell table:number-columns-repeated="2"/>
          <table:table-cell table:formula="of:=[.K16]+[.M17]*([.D17]-[.D16])" office:value-type="float" office:value="-8.23397610445341" calcext:value-type="float">
            <text:p>-8.2339761045</text:p>
          </table:table-cell>
          <table:table-cell/>
          <table:table-cell table:formula="of:=[.M1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1.22275243124493" calcext:value-type="float">
            <text:p>1.2227524312</text:p>
          </table:table-cell>
          <table:table-cell table:formula="of:=[.E17]+([.D18]-[.D17])" office:value-type="float" office:value="-0.777247568755067" calcext:value-type="float">
            <text:p>-0.7772475688</text:p>
          </table:table-cell>
          <table:table-cell table:number-columns-repeated="2"/>
          <table:table-cell table:formula="of:=[.H17]-([.D18]-[.D17])" office:value-type="float" office:value="-6.22275243124493" calcext:value-type="float">
            <text:p>-6.2227524312</text:p>
          </table:table-cell>
          <table:table-cell table:number-columns-repeated="2"/>
          <table:table-cell table:formula="of:=[.K17]+[.M18]*([.D18]-[.D17])" office:value-type="float" office:value="-7.62626274815341" calcext:value-type="float">
            <text:p>-7.6262627482</text:p>
          </table:table-cell>
          <table:table-cell/>
          <table:table-cell table:formula="of:=[.M1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545596305807209" calcext:value-type="float">
            <text:p>-0.5455963058</text:p>
          </table:table-cell>
          <table:table-cell table:formula="of:=[.E18]+([.D19]-[.D18])" office:value-type="float" office:value="-2.54559630580721" calcext:value-type="float">
            <text:p>-2.5455963058</text:p>
          </table:table-cell>
          <table:table-cell table:number-columns-repeated="2"/>
          <table:table-cell table:formula="of:=[.H18]-([.D19]-[.D18])" office:value-type="float" office:value="-4.45440369419279" calcext:value-type="float">
            <text:p>-4.4544036942</text:p>
          </table:table-cell>
          <table:table-cell table:number-columns-repeated="2"/>
          <table:table-cell table:formula="of:=[.K18]+[.M19]*([.D19]-[.D18])" office:value-type="float" office:value="-5.85791401110127" calcext:value-type="float">
            <text:p>-5.8579140111</text:p>
          </table:table-cell>
          <table:table-cell/>
          <table:table-cell table:formula="of:=[.M1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155093472967014" calcext:value-type="float">
            <text:p>0.155093473</text:p>
          </table:table-cell>
          <table:table-cell table:formula="of:=[.E19]+([.D20]-[.D19])" office:value-type="float" office:value="-1.84490652703299" calcext:value-type="float">
            <text:p>-1.844906527</text:p>
          </table:table-cell>
          <table:table-cell table:number-columns-repeated="2"/>
          <table:table-cell table:formula="of:=[.H19]-([.D20]-[.D19])" office:value-type="float" office:value="-5.15509347296701" calcext:value-type="float">
            <text:p>-5.155093473</text:p>
          </table:table-cell>
          <table:table-cell table:number-columns-repeated="2"/>
          <table:table-cell table:formula="of:=[.K19]+[.M20]*([.D20]-[.D19])" office:value-type="float" office:value="-5.15722423232705" calcext:value-type="float">
            <text:p>-5.1572242323</text:p>
          </table:table-cell>
          <table:table-cell/>
          <table:table-cell table:formula="of:=[.M1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1.91290708285113" calcext:value-type="float">
            <text:p>1.9129070829</text:p>
          </table:table-cell>
          <table:table-cell table:formula="of:=[.E20]+([.D21]-[.D20])" office:value-type="float" office:value="-0.0870929171488681" calcext:value-type="float">
            <text:p>-0.0870929171</text:p>
          </table:table-cell>
          <table:table-cell table:number-columns-repeated="2"/>
          <table:table-cell table:formula="of:=[.H20]-([.D21]-[.D20])" office:value-type="float" office:value="-6.91290708285113" calcext:value-type="float">
            <text:p>-6.9129070829</text:p>
          </table:table-cell>
          <table:table-cell table:number-columns-repeated="2"/>
          <table:table-cell table:formula="of:=[.K20]+[.M21]*([.D21]-[.D20])" office:value-type="float" office:value="-6.91503784221117" calcext:value-type="float">
            <text:p>-6.9150378422</text:p>
          </table:table-cell>
          <table:table-cell/>
          <table:table-cell table:formula="of:=[.M2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1.59923484240378" calcext:value-type="float">
            <text:p>1.5992348424</text:p>
          </table:table-cell>
          <table:table-cell table:formula="of:=[.E21]+([.D22]-[.D21])" office:value-type="float" office:value="-0.400765157596216" calcext:value-type="float">
            <text:p>-0.4007651576</text:p>
          </table:table-cell>
          <table:table-cell table:number-columns-repeated="2"/>
          <table:table-cell table:formula="of:=[.H21]-([.D22]-[.D21])" office:value-type="float" office:value="-6.59923484240378" calcext:value-type="float">
            <text:p>-6.5992348424</text:p>
          </table:table-cell>
          <table:table-cell table:number-columns-repeated="2"/>
          <table:table-cell table:formula="of:=[.K21]+[.M22]*([.D22]-[.D21])" office:value-type="float" office:value="-7.22871008265852" calcext:value-type="float">
            <text:p>-7.2287100827</text:p>
          </table:table-cell>
          <table:table-cell/>
          <table:table-cell table:formula="of:=[.M21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1.06469694704335" calcext:value-type="float">
            <text:p>-1.064696947</text:p>
          </table:table-cell>
          <table:table-cell table:formula="of:=[.E22]+([.D23]-[.D22])" office:value-type="float" office:value="-3.06469694704335" calcext:value-type="float">
            <text:p>-3.064696947</text:p>
          </table:table-cell>
          <table:table-cell table:number-columns-repeated="2"/>
          <table:table-cell table:formula="of:=[.H22]-([.D23]-[.D22])" office:value-type="float" office:value="-3.93530305295665" calcext:value-type="float">
            <text:p>-3.935303053</text:p>
          </table:table-cell>
          <table:table-cell table:number-columns-repeated="2"/>
          <table:table-cell table:formula="of:=[.K22]+[.M23]*([.D23]-[.D22])" office:value-type="float" office:value="-4.56477829321138" calcext:value-type="float">
            <text:p>-4.5647782932</text:p>
          </table:table-cell>
          <table:table-cell/>
          <table:table-cell table:formula="of:=[.M22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2.01545390567171" calcext:value-type="float">
            <text:p>2.0154539057</text:p>
          </table:table-cell>
          <table:table-cell table:formula="of:=[.E23]+([.D24]-[.D23])" office:value-type="float" office:value="0.0154539056717056" calcext:value-type="float">
            <text:p>0.0154539057</text:p>
          </table:table-cell>
          <table:table-cell table:number-columns-repeated="2"/>
          <table:table-cell table:formula="of:=[.H23]-([.D24]-[.D23])" office:value-type="float" office:value="-7.01545390567171" calcext:value-type="float">
            <text:p>-7.0154539057</text:p>
          </table:table-cell>
          <table:table-cell table:number-columns-repeated="2"/>
          <table:table-cell table:formula="of:=[.K23]+[.M24]*([.D24]-[.D23])" office:value-type="float" office:value="-1.48462744049633" calcext:value-type="float">
            <text:p>-1.4846274405</text:p>
          </table:table-cell>
          <table:table-cell/>
          <table:table-cell table:formula="of:=[.M23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266128518576321" calcext:value-type="float">
            <text:p>-0.2661285186</text:p>
          </table:table-cell>
          <table:table-cell table:formula="of:=[.E24]+([.D25]-[.D24])" office:value-type="float" office:value="-2.26612851857632" calcext:value-type="float">
            <text:p>-2.2661285186</text:p>
          </table:table-cell>
          <table:table-cell table:number-columns-repeated="2"/>
          <table:table-cell table:formula="of:=[.H24]-([.D25]-[.D24])" office:value-type="float" office:value="-4.73387148142368" calcext:value-type="float">
            <text:p>-4.7338714814</text:p>
          </table:table-cell>
          <table:table-cell table:number-columns-repeated="2"/>
          <table:table-cell table:formula="of:=[.K24]+[.M25]*([.D25]-[.D24])" office:value-type="float" office:value="0.796954983751695" calcext:value-type="float">
            <text:p>0.7969549838</text:p>
          </table:table-cell>
          <table:table-cell/>
          <table:table-cell table:formula="of:=[.M24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939183166168664" calcext:value-type="float">
            <text:p>0.9391831662</text:p>
          </table:table-cell>
          <table:table-cell table:formula="of:=[.E25]+([.D26]-[.D25])" office:value-type="float" office:value="-1.06081683383134" calcext:value-type="float">
            <text:p>-1.0608168338</text:p>
          </table:table-cell>
          <table:table-cell table:number-columns-repeated="2"/>
          <table:table-cell table:formula="of:=[.H25]-([.D26]-[.D25])" office:value-type="float" office:value="-5.93918316616866" calcext:value-type="float">
            <text:p>-5.9391831662</text:p>
          </table:table-cell>
          <table:table-cell table:number-columns-repeated="2"/>
          <table:table-cell table:formula="of:=[.K25]+[.M26]*([.D26]-[.D25])" office:value-type="float" office:value="2.00226666849668" calcext:value-type="float">
            <text:p>2.0022666685</text:p>
          </table:table-cell>
          <table:table-cell/>
          <table:table-cell table:formula="of:=[.M25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1.08898661451476" calcext:value-type="float">
            <text:p>-1.0889866145</text:p>
          </table:table-cell>
          <table:table-cell table:formula="of:=[.E26]+([.D27]-[.D26])" office:value-type="float" office:value="-3.08898661451476" calcext:value-type="float">
            <text:p>-3.0889866145</text:p>
          </table:table-cell>
          <table:table-cell table:number-columns-repeated="2"/>
          <table:table-cell table:formula="of:=[.H26]-([.D27]-[.D26])" office:value-type="float" office:value="-3.91101338548524" calcext:value-type="float">
            <text:p>-3.9110133855</text:p>
          </table:table-cell>
          <table:table-cell table:number-columns-repeated="2"/>
          <table:table-cell table:formula="of:=[.K26]+[.M27]*([.D27]-[.D26])" office:value-type="float" office:value="4.0304364491801" calcext:value-type="float">
            <text:p>4.0304364492</text:p>
          </table:table-cell>
          <table:table-cell/>
          <table:table-cell table:formula="of:=[.M2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1.13041121232685" calcext:value-type="float">
            <text:p>-1.1304112123</text:p>
          </table:table-cell>
          <table:table-cell table:formula="of:=[.E27]+([.D28]-[.D27])" office:value-type="float" office:value="-3.13041121232685" calcext:value-type="float">
            <text:p>-3.1304112123</text:p>
          </table:table-cell>
          <table:table-cell table:number-columns-repeated="2"/>
          <table:table-cell table:formula="of:=[.H27]-([.D28]-[.D27])" office:value-type="float" office:value="-3.86958878767315" calcext:value-type="float">
            <text:p>-3.8695887877</text:p>
          </table:table-cell>
          <table:table-cell table:number-columns-repeated="2"/>
          <table:table-cell table:formula="of:=[.K27]+[.M28]*([.D28]-[.D27])" office:value-type="float" office:value="3.98901185136801" calcext:value-type="float">
            <text:p>3.9890118514</text:p>
          </table:table-cell>
          <table:table-cell/>
          <table:table-cell table:formula="of:=[.M2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759587159654541" calcext:value-type="float">
            <text:p>-0.7595871597</text:p>
          </table:table-cell>
          <table:table-cell table:formula="of:=[.E28]+([.D29]-[.D28])" office:value-type="float" office:value="-2.75958715965454" calcext:value-type="float">
            <text:p>-2.7595871597</text:p>
          </table:table-cell>
          <table:table-cell table:number-columns-repeated="2"/>
          <table:table-cell table:formula="of:=[.H28]-([.D29]-[.D28])" office:value-type="float" office:value="-4.24041284034546" calcext:value-type="float">
            <text:p>-4.2404128403</text:p>
          </table:table-cell>
          <table:table-cell table:number-columns-repeated="2"/>
          <table:table-cell table:formula="of:=[.K28]+[.M29]*([.D29]-[.D28])" office:value-type="float" office:value="3.6181877986957" calcext:value-type="float">
            <text:p>3.6181877987</text:p>
          </table:table-cell>
          <table:table-cell/>
          <table:table-cell table:formula="of:=[.M2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19287589570155" calcext:value-type="float">
            <text:p>0.1928758957</text:p>
          </table:table-cell>
          <table:table-cell table:formula="of:=[.E29]+([.D30]-[.D29])" office:value-type="float" office:value="-1.80712410429845" calcext:value-type="float">
            <text:p>-1.8071241043</text:p>
          </table:table-cell>
          <table:table-cell table:number-columns-repeated="2"/>
          <table:table-cell table:formula="of:=[.H29]-([.D30]-[.D29])" office:value-type="float" office:value="-5.19287589570155" calcext:value-type="float">
            <text:p>-5.1928758957</text:p>
          </table:table-cell>
          <table:table-cell table:number-columns-repeated="2"/>
          <table:table-cell table:formula="of:=[.K29]+[.M30]*([.D30]-[.D29])" office:value-type="float" office:value="4.57065085405179" calcext:value-type="float">
            <text:p>4.5706508541</text:p>
          </table:table-cell>
          <table:table-cell/>
          <table:table-cell table:formula="of:=[.M2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367947336194579" calcext:value-type="float">
            <text:p>0.3679473362</text:p>
          </table:table-cell>
          <table:table-cell table:formula="of:=[.E30]+([.D31]-[.D30])" office:value-type="float" office:value="-1.63205266380542" calcext:value-type="float">
            <text:p>-1.6320526638</text:p>
          </table:table-cell>
          <table:table-cell table:number-columns-repeated="2"/>
          <table:table-cell table:formula="of:=[.H30]-([.D31]-[.D30])" office:value-type="float" office:value="-5.36794733619458" calcext:value-type="float">
            <text:p>-5.3679473362</text:p>
          </table:table-cell>
          <table:table-cell table:number-columns-repeated="2"/>
          <table:table-cell table:formula="of:=[.K30]+[.M31]*([.D31]-[.D30])" office:value-type="float" office:value="4.39557941355876" calcext:value-type="float">
            <text:p>4.3955794136</text:p>
          </table:table-cell>
          <table:table-cell/>
          <table:table-cell table:formula="of:=[.M3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135617386853343" calcext:value-type="float">
            <text:p>0.1356173869</text:p>
          </table:table-cell>
          <table:table-cell table:formula="of:=[.E31]+([.D32]-[.D31])" office:value-type="float" office:value="-1.86438261314666" calcext:value-type="float">
            <text:p>-1.8643826131</text:p>
          </table:table-cell>
          <table:table-cell table:number-columns-repeated="2"/>
          <table:table-cell table:formula="of:=[.H31]-([.D32]-[.D31])" office:value-type="float" office:value="-5.13561738685334" calcext:value-type="float">
            <text:p>-5.1356173869</text:p>
          </table:table-cell>
          <table:table-cell table:number-columns-repeated="2"/>
          <table:table-cell table:formula="of:=[.K31]+[.M32]*([.D32]-[.D31])" office:value-type="float" office:value="4.16324946421752" calcext:value-type="float">
            <text:p>4.1632494642</text:p>
          </table:table-cell>
          <table:table-cell/>
          <table:table-cell table:formula="of:=[.M31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589665710726587" calcext:value-type="float">
            <text:p>-0.5896657107</text:p>
          </table:table-cell>
          <table:table-cell table:formula="of:=[.E32]+([.D33]-[.D32])" office:value-type="float" office:value="-2.58966571072659" calcext:value-type="float">
            <text:p>-2.5896657107</text:p>
          </table:table-cell>
          <table:table-cell table:number-columns-repeated="2"/>
          <table:table-cell table:formula="of:=[.H32]-([.D33]-[.D32])" office:value-type="float" office:value="-4.41033428927341" calcext:value-type="float">
            <text:p>-4.4103342893</text:p>
          </table:table-cell>
          <table:table-cell table:number-columns-repeated="2"/>
          <table:table-cell table:formula="of:=[.K32]+[.M33]*([.D33]-[.D32])" office:value-type="float" office:value="4.88853256179745" calcext:value-type="float">
            <text:p>4.8885325618</text:p>
          </table:table-cell>
          <table:table-cell/>
          <table:table-cell table:formula="of:=[.M32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379990750323765" calcext:value-type="float">
            <text:p>0.3799907503</text:p>
          </table:table-cell>
          <table:table-cell table:formula="of:=[.E33]+([.D34]-[.D33])" office:value-type="float" office:value="-1.62000924967624" calcext:value-type="float">
            <text:p>-1.6200092497</text:p>
          </table:table-cell>
          <table:table-cell table:number-columns-repeated="2"/>
          <table:table-cell table:formula="of:=[.H33]-([.D34]-[.D33])" office:value-type="float" office:value="-5.37999075032377" calcext:value-type="float">
            <text:p>-5.3799907503</text:p>
          </table:table-cell>
          <table:table-cell table:number-columns-repeated="2"/>
          <table:table-cell table:formula="of:=[.K33]+[.M34]*([.D34]-[.D33])" office:value-type="float" office:value="5.85818902284781" calcext:value-type="float">
            <text:p>5.8581890228</text:p>
          </table:table-cell>
          <table:table-cell/>
          <table:table-cell table:formula="of:=[.M33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571838509853816" calcext:value-type="float">
            <text:p>-0.5718385099</text:p>
          </table:table-cell>
          <table:table-cell table:formula="of:=[.E34]+([.D35]-[.D34])" office:value-type="float" office:value="-2.57183850985382" calcext:value-type="float">
            <text:p>-2.5718385099</text:p>
          </table:table-cell>
          <table:table-cell table:number-columns-repeated="2"/>
          <table:table-cell table:formula="of:=[.H34]-([.D35]-[.D34])" office:value-type="float" office:value="-4.42816149014618" calcext:value-type="float">
            <text:p>-4.4281614901</text:p>
          </table:table-cell>
          <table:table-cell table:number-columns-repeated="2"/>
          <table:table-cell table:formula="of:=[.K34]+[.M35]*([.D35]-[.D34])" office:value-type="float" office:value="6.81001828302539" calcext:value-type="float">
            <text:p>6.810018283</text:p>
          </table:table-cell>
          <table:table-cell/>
          <table:table-cell table:formula="of:=[.M34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418907463670932" calcext:value-type="float">
            <text:p>0.4189074637</text:p>
          </table:table-cell>
          <table:table-cell table:formula="of:=[.E35]+([.D36]-[.D35])" office:value-type="float" office:value="-1.58109253632907" calcext:value-type="float">
            <text:p>-1.5810925363</text:p>
          </table:table-cell>
          <table:table-cell table:number-columns-repeated="2"/>
          <table:table-cell table:formula="of:=[.H35]-([.D36]-[.D35])" office:value-type="float" office:value="-5.41890746367093" calcext:value-type="float">
            <text:p>-5.4189074637</text:p>
          </table:table-cell>
          <table:table-cell table:number-columns-repeated="2"/>
          <table:table-cell table:formula="of:=[.K35]+[.M36]*([.D36]-[.D35])" office:value-type="float" office:value="7.80076425655014" calcext:value-type="float">
            <text:p>7.8007642566</text:p>
          </table:table-cell>
          <table:table-cell/>
          <table:table-cell table:formula="of:=[.M35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1.42187844362651" calcext:value-type="float">
            <text:p>-1.4218784436</text:p>
          </table:table-cell>
          <table:table-cell table:formula="of:=[.E36]+([.D37]-[.D36])" office:value-type="float" office:value="-3.42187844362651" calcext:value-type="float">
            <text:p>-3.4218784436</text:p>
          </table:table-cell>
          <table:table-cell table:number-columns-repeated="2"/>
          <table:table-cell table:formula="of:=[.H36]-([.D37]-[.D36])" office:value-type="float" office:value="-3.57812155637349" calcext:value-type="float">
            <text:p>-3.5781215564</text:p>
          </table:table-cell>
          <table:table-cell table:number-columns-repeated="2"/>
          <table:table-cell table:formula="of:=[.K36]+[.M37]*([.D37]-[.D36])" office:value-type="float" office:value="9.64155016384758" calcext:value-type="float">
            <text:p>9.6415501638</text:p>
          </table:table-cell>
          <table:table-cell/>
          <table:table-cell table:formula="of:=[.M3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1.74656282235541" calcext:value-type="float">
            <text:p>1.7465628224</text:p>
          </table:table-cell>
          <table:table-cell table:formula="of:=[.E37]+([.D38]-[.D37])" office:value-type="float" office:value="-0.253437177644592" calcext:value-type="float">
            <text:p>-0.2534371776</text:p>
          </table:table-cell>
          <table:table-cell table:number-columns-repeated="2"/>
          <table:table-cell table:formula="of:=[.H37]-([.D38]-[.D37])" office:value-type="float" office:value="-6.74656282235541" calcext:value-type="float">
            <text:p>-6.7465628224</text:p>
          </table:table-cell>
          <table:table-cell table:number-columns-repeated="2"/>
          <table:table-cell table:formula="of:=[.K37]+[.M38]*([.D38]-[.D37])" office:value-type="float" office:value="12.8099914298295" calcext:value-type="float">
            <text:p>12.8099914298</text:p>
          </table:table-cell>
          <table:table-cell/>
          <table:table-cell table:formula="of:=[.M3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469544584132626" calcext:value-type="float">
            <text:p>-0.4695445841</text:p>
          </table:table-cell>
          <table:table-cell table:formula="of:=[.E38]+([.D39]-[.D38])" office:value-type="float" office:value="-2.46954458413263" calcext:value-type="float">
            <text:p>-2.4695445841</text:p>
          </table:table-cell>
          <table:table-cell table:number-columns-repeated="2"/>
          <table:table-cell table:formula="of:=[.H38]-([.D39]-[.D38])" office:value-type="float" office:value="-4.53045541586737" calcext:value-type="float">
            <text:p>-4.5304554159</text:p>
          </table:table-cell>
          <table:table-cell table:number-columns-repeated="2"/>
          <table:table-cell table:formula="of:=[.K38]+[.M39]*([.D39]-[.D38])" office:value-type="float" office:value="15.0260988363175" calcext:value-type="float">
            <text:p>15.0260988363</text:p>
          </table:table-cell>
          <table:table-cell/>
          <table:table-cell table:formula="of:=[.M3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111586363967597" calcext:value-type="float">
            <text:p>0.111586364</text:p>
          </table:table-cell>
          <table:table-cell table:formula="of:=[.E39]+([.D40]-[.D39])" office:value-type="float" office:value="-1.8884136360324" calcext:value-type="float">
            <text:p>-1.888413636</text:p>
          </table:table-cell>
          <table:table-cell table:number-columns-repeated="2"/>
          <table:table-cell table:formula="of:=[.H39]-([.D40]-[.D39])" office:value-type="float" office:value="-5.1115863639676" calcext:value-type="float">
            <text:p>-5.111586364</text:p>
          </table:table-cell>
          <table:table-cell table:number-columns-repeated="2"/>
          <table:table-cell table:formula="of:=[.K39]+[.M40]*([.D40]-[.D39])" office:value-type="float" office:value="15.6072297844178" calcext:value-type="float">
            <text:p>15.6072297844</text:p>
          </table:table-cell>
          <table:table-cell/>
          <table:table-cell table:formula="of:=[.M3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599123836796219" calcext:value-type="float">
            <text:p>-0.5991238368</text:p>
          </table:table-cell>
          <table:table-cell table:formula="of:=[.E40]+([.D41]-[.D40])" office:value-type="float" office:value="-2.59912383679622" calcext:value-type="float">
            <text:p>-2.5991238368</text:p>
          </table:table-cell>
          <table:table-cell table:number-columns-repeated="2"/>
          <table:table-cell table:formula="of:=[.H40]-([.D41]-[.D40])" office:value-type="float" office:value="-4.40087616320378" calcext:value-type="float">
            <text:p>-4.4008761632</text:p>
          </table:table-cell>
          <table:table-cell table:number-columns-repeated="2"/>
          <table:table-cell table:formula="of:=[.K40]+[.M41]*([.D41]-[.D40])" office:value-type="float" office:value="16.3179399851816" calcext:value-type="float">
            <text:p>16.3179399852</text:p>
          </table:table-cell>
          <table:table-cell/>
          <table:table-cell table:formula="of:=[.M4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458341407805231" calcext:value-type="float">
            <text:p>-0.4583414078</text:p>
          </table:table-cell>
          <table:table-cell table:formula="of:=[.E41]+([.D42]-[.D41])" office:value-type="float" office:value="-2.45834140780523" calcext:value-type="float">
            <text:p>-2.4583414078</text:p>
          </table:table-cell>
          <table:table-cell table:number-columns-repeated="2"/>
          <table:table-cell table:formula="of:=[.H41]-([.D42]-[.D41])" office:value-type="float" office:value="-4.54165859219477" calcext:value-type="float">
            <text:p>-4.5416585922</text:p>
          </table:table-cell>
          <table:table-cell table:number-columns-repeated="2"/>
          <table:table-cell table:formula="of:=[.K41]+[.M42]*([.D42]-[.D41])" office:value-type="float" office:value="16.4587224141726" calcext:value-type="float">
            <text:p>16.4587224142</text:p>
          </table:table-cell>
          <table:table-cell/>
          <table:table-cell table:formula="of:=[.M41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07232054434007" calcext:value-type="float">
            <text:p>0.0723205443</text:p>
          </table:table-cell>
          <table:table-cell table:formula="of:=[.E42]+([.D43]-[.D42])" office:value-type="float" office:value="-1.92767945565993" calcext:value-type="float">
            <text:p>-1.9276794557</text:p>
          </table:table-cell>
          <table:table-cell table:number-columns-repeated="2"/>
          <table:table-cell table:formula="of:=[.H42]-([.D43]-[.D42])" office:value-type="float" office:value="-5.07232054434007" calcext:value-type="float">
            <text:p>-5.0723205443</text:p>
          </table:table-cell>
          <table:table-cell table:number-columns-repeated="2"/>
          <table:table-cell table:formula="of:=[.K42]+[.M43]*([.D43]-[.D42])" office:value-type="float" office:value="15.9280604620273" calcext:value-type="float">
            <text:p>15.928060462</text:p>
          </table:table-cell>
          <table:table-cell/>
          <table:table-cell table:formula="of:=[.M42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560227836530393" calcext:value-type="float">
            <text:p>0.5602278365</text:p>
          </table:table-cell>
          <table:table-cell table:formula="of:=[.E43]+([.D44]-[.D43])" office:value-type="float" office:value="-1.43977216346961" calcext:value-type="float">
            <text:p>-1.4397721635</text:p>
          </table:table-cell>
          <table:table-cell table:number-columns-repeated="2"/>
          <table:table-cell table:formula="of:=[.H43]-([.D44]-[.D43])" office:value-type="float" office:value="-5.56022783653039" calcext:value-type="float">
            <text:p>-5.5602278365</text:p>
          </table:table-cell>
          <table:table-cell table:number-columns-repeated="2"/>
          <table:table-cell table:formula="of:=[.K43]+[.M44]*([.D44]-[.D43])" office:value-type="float" office:value="16.4159677542176" calcext:value-type="float">
            <text:p>16.4159677542</text:p>
          </table:table-cell>
          <table:table-cell/>
          <table:table-cell table:formula="of:=[.M43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1.12055795077537" calcext:value-type="float">
            <text:p>-1.1205579508</text:p>
          </table:table-cell>
          <table:table-cell table:formula="of:=[.E44]+([.D45]-[.D44])" office:value-type="float" office:value="-3.12055795077537" calcext:value-type="float">
            <text:p>-3.1205579508</text:p>
          </table:table-cell>
          <table:table-cell table:number-columns-repeated="2"/>
          <table:table-cell table:formula="of:=[.H44]-([.D45]-[.D44])" office:value-type="float" office:value="-3.87944204922462" calcext:value-type="float">
            <text:p>-3.8794420492</text:p>
          </table:table-cell>
          <table:table-cell table:number-columns-repeated="2"/>
          <table:table-cell table:formula="of:=[.K44]+[.M45]*([.D45]-[.D44])" office:value-type="float" office:value="18.0967535415233" calcext:value-type="float">
            <text:p>18.0967535415</text:p>
          </table:table-cell>
          <table:table-cell/>
          <table:table-cell table:formula="of:=[.M44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602397957291599" calcext:value-type="float">
            <text:p>0.6023979573</text:p>
          </table:table-cell>
          <table:table-cell table:formula="of:=[.E45]+([.D46]-[.D45])" office:value-type="float" office:value="-1.3976020427084" calcext:value-type="float">
            <text:p>-1.3976020427</text:p>
          </table:table-cell>
          <table:table-cell table:number-columns-repeated="2"/>
          <table:table-cell table:formula="of:=[.H45]-([.D46]-[.D45])" office:value-type="float" office:value="-5.6023979572916" calcext:value-type="float">
            <text:p>-5.6023979573</text:p>
          </table:table-cell>
          <table:table-cell table:number-columns-repeated="2"/>
          <table:table-cell table:formula="of:=[.K45]+[.M46]*([.D46]-[.D45])" office:value-type="float" office:value="19.8197094495903" calcext:value-type="float">
            <text:p>19.8197094496</text:p>
          </table:table-cell>
          <table:table-cell/>
          <table:table-cell table:formula="of:=[.M45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1.70226448340805" calcext:value-type="float">
            <text:p>1.7022644834</text:p>
          </table:table-cell>
          <table:table-cell table:formula="of:=[.E46]+([.D47]-[.D46])" office:value-type="float" office:value="-0.297735516591947" calcext:value-type="float">
            <text:p>-0.2977355166</text:p>
          </table:table-cell>
          <table:table-cell table:number-columns-repeated="2"/>
          <table:table-cell table:formula="of:=[.H46]-([.D47]-[.D46])" office:value-type="float" office:value="-6.70226448340805" calcext:value-type="float">
            <text:p>-6.7022644834</text:p>
          </table:table-cell>
          <table:table-cell table:number-columns-repeated="2"/>
          <table:table-cell table:formula="of:=[.K46]+[.M47]*([.D47]-[.D46])" office:value-type="float" office:value="18.7198429234739" calcext:value-type="float">
            <text:p>18.7198429235</text:p>
          </table:table-cell>
          <table:table-cell/>
          <table:table-cell table:formula="of:=[.M4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083944540027889" calcext:value-type="float">
            <text:p>0.08394454</text:p>
          </table:table-cell>
          <table:table-cell table:formula="of:=[.E47]+([.D48]-[.D47])" office:value-type="float" office:value="-1.91605545997211" calcext:value-type="float">
            <text:p>-1.91605546</text:p>
          </table:table-cell>
          <table:table-cell table:number-columns-repeated="2"/>
          <table:table-cell table:formula="of:=[.H47]-([.D48]-[.D47])" office:value-type="float" office:value="-5.08394454002789" calcext:value-type="float">
            <text:p>-5.08394454</text:p>
          </table:table-cell>
          <table:table-cell table:number-columns-repeated="2"/>
          <table:table-cell table:formula="of:=[.K47]+[.M48]*([.D48]-[.D47])" office:value-type="float" office:value="17.1015229800937" calcext:value-type="float">
            <text:p>17.1015229801</text:p>
          </table:table-cell>
          <table:table-cell/>
          <table:table-cell table:formula="of:=[.M4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288066096290099" calcext:value-type="float">
            <text:p>-0.2880660963</text:p>
          </table:table-cell>
          <table:table-cell table:formula="of:=[.E48]+([.D49]-[.D48])" office:value-type="float" office:value="-2.2880660962901" calcext:value-type="float">
            <text:p>-2.2880660963</text:p>
          </table:table-cell>
          <table:table-cell table:number-columns-repeated="2"/>
          <table:table-cell table:formula="of:=[.H48]-([.D49]-[.D48])" office:value-type="float" office:value="-4.7119339037099" calcext:value-type="float">
            <text:p>-4.7119339037</text:p>
          </table:table-cell>
          <table:table-cell table:number-columns-repeated="2"/>
          <table:table-cell table:formula="of:=[.K48]+[.M49]*([.D49]-[.D48])" office:value-type="float" office:value="17.4735336164117" calcext:value-type="float">
            <text:p>17.4735336164</text:p>
          </table:table-cell>
          <table:table-cell/>
          <table:table-cell table:formula="of:=[.M4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531008956836519" calcext:value-type="float">
            <text:p>-0.5310089568</text:p>
          </table:table-cell>
          <table:table-cell table:formula="of:=[.E49]+([.D50]-[.D49])" office:value-type="float" office:value="-2.53100895683652" calcext:value-type="float">
            <text:p>-2.5310089568</text:p>
          </table:table-cell>
          <table:table-cell table:number-columns-repeated="2"/>
          <table:table-cell table:formula="of:=[.H49]-([.D50]-[.D49])" office:value-type="float" office:value="-4.46899104316348" calcext:value-type="float">
            <text:p>-4.4689910432</text:p>
          </table:table-cell>
          <table:table-cell table:number-columns-repeated="2"/>
          <table:table-cell table:formula="of:=[.K49]+[.M50]*([.D50]-[.D49])" office:value-type="float" office:value="17.2305907558653" calcext:value-type="float">
            <text:p>17.2305907559</text:p>
          </table:table-cell>
          <table:table-cell/>
          <table:table-cell table:formula="of:=[.M4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101551224339691" calcext:value-type="float">
            <text:p>-0.1015512243</text:p>
          </table:table-cell>
          <table:table-cell table:formula="of:=[.E50]+([.D51]-[.D50])" office:value-type="float" office:value="-2.10155122433969" calcext:value-type="float">
            <text:p>-2.1015512243</text:p>
          </table:table-cell>
          <table:table-cell table:number-columns-repeated="2"/>
          <table:table-cell table:formula="of:=[.H50]-([.D51]-[.D50])" office:value-type="float" office:value="-4.89844877566031" calcext:value-type="float">
            <text:p>-4.8984487757</text:p>
          </table:table-cell>
          <table:table-cell table:number-columns-repeated="2"/>
          <table:table-cell table:formula="of:=[.K50]+[.M51]*([.D51]-[.D50])" office:value-type="float" office:value="16.8011330233684" calcext:value-type="float">
            <text:p>16.8011330234</text:p>
          </table:table-cell>
          <table:table-cell/>
          <table:table-cell table:formula="of:=[.M5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39035975771413" calcext:value-type="float">
            <text:p>0.3903597577</text:p>
          </table:table-cell>
          <table:table-cell table:formula="of:=[.E51]+([.D52]-[.D51])" office:value-type="float" office:value="-1.60964024228587" calcext:value-type="float">
            <text:p>-1.6096402423</text:p>
          </table:table-cell>
          <table:table-cell table:number-columns-repeated="2"/>
          <table:table-cell table:formula="of:=[.H51]-([.D52]-[.D51])" office:value-type="float" office:value="-5.39035975771413" calcext:value-type="float">
            <text:p>-5.3903597577</text:p>
          </table:table-cell>
          <table:table-cell table:number-columns-repeated="2"/>
          <table:table-cell table:formula="of:=[.K51]+[.M52]*([.D52]-[.D51])" office:value-type="float" office:value="17.2930440054223" calcext:value-type="float">
            <text:p>17.2930440054</text:p>
          </table:table-cell>
          <table:table-cell/>
          <table:table-cell table:formula="of:=[.M51]*(-1)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00/00/0000</text:date>, <text:time style:data-style-name="N2" text:time-value="14:14:03.023431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8:28:58.425202327</meta:creation-date>
    <dc:date>2015-10-17T14:45:08.420804554</dc:date>
    <meta:editing-duration>PT1H24M47S</meta:editing-duration>
    <meta:editing-cycles>4</meta:editing-cycles>
    <meta:generator>LibreOffice/4.2.8.2$Linux_X86_64 LibreOffice_project/420m0$Build-2</meta:generator>
    <meta:document-statistic meta:table-count="1" meta:cell-count="249" meta:object-count="0"/>
  </office:meta>
</office:document-meta>
</file>